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18cm"/>
    </style:style>
    <style:style style:name="Tabella5.B" style:family="table-column">
      <style:table-column-properties style:column-width="15.127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Testo_20_fumetto">
      <style:paragraph-properties fo:margin-top="0cm" fo:margin-bottom="0cm" loext:contextual-spacing="false"/>
      <style:text-properties style:font-name="Verdana" fo:font-size="10pt" style:font-size-asian="10pt" style:font-name-complex="Arial1" style:font-size-complex="10pt"/>
    </style:style>
    <style:style style:name="P2" style:family="paragraph" style:parent-style-name="Testo_20_fumetto" style:list-style-name="WWNum2">
      <style:paragraph-properties fo:margin-top="0cm" fo:margin-bottom="0cm" loext:contextual-spacing="false"/>
      <style:text-properties style:font-name="Verdana" fo:font-size="10pt" style:font-size-asian="10pt" style:font-name-complex="Arial1" style:font-size-complex="10pt"/>
    </style:style>
    <style:style style:name="P3" style:family="paragraph" style:parent-style-name="Heading_20_1" style:list-style-name="WWNum1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">
      <style:paragraph-properties fo:text-align="center" style:justify-single-word="false"/>
    </style:style>
    <style:style style:name="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P7" style:family="paragraph" style:parent-style-name="Standard">
      <style:paragraph-properties style:snap-to-layout-grid="false"/>
      <style:text-properties fo:font-size="8pt" fo:font-weight="bold" style:font-size-asian="8pt" style:font-weight-asian="bold"/>
    </style:style>
    <style:style style:name="P8" style:family="paragraph" style:parent-style-name="Standard">
      <style:text-properties style:font-name="Verdana" fo:font-size="9pt" style:font-size-asian="9pt" style:font-name-complex="Verdana1"/>
    </style:style>
    <style:style style:name="P9" style:family="paragraph" style:parent-style-name="Standard">
      <style:paragraph-properties fo:text-align="justify" style:justify-single-word="false"/>
      <style:text-properties style:font-name="Verdana" fo:font-size="9pt" style:font-size-asian="9pt" style:font-name-complex="Verdana1"/>
    </style:style>
    <style:style style:name="P10" style:family="paragraph" style:parent-style-name="Standard" style:list-style-name="">
      <style:paragraph-properties fo:text-align="center" style:justify-single-word="false"/>
      <style:text-properties style:font-name="Verdana" fo:font-size="9pt" fo:font-weight="bold" style:font-size-asian="9pt" style:font-weight-asian="bold" style:font-name-complex="Arial1"/>
    </style:style>
    <style:style style:name="P11" style:family="paragraph" style:parent-style-name="Standard">
      <style:text-properties style:font-name="Verdana" style:font-name-complex="Arial1"/>
    </style:style>
    <style:style style:name="P12" style:family="paragraph" style:parent-style-name="Standard">
      <style:paragraph-properties fo:line-height="150%"/>
      <style:text-properties style:font-name="Verdana" style:font-name-complex="Arial1"/>
    </style:style>
    <style:style style:name="P13" style:family="paragraph" style:parent-style-name="Standard">
      <style:text-properties style:font-name="Verdana" fo:font-weight="bold" style:font-weight-asian="bold" style:font-name-complex="Arial1"/>
    </style:style>
    <style:style style:name="P14" style:family="paragraph" style:parent-style-name="Standard" style:list-style-name="">
      <style:paragraph-properties fo:text-align="center" style:justify-single-word="false"/>
      <style:text-properties style:font-name="Verdana" fo:font-weight="bold" style:font-weight-asian="bold" style:font-name-complex="Arial1"/>
    </style:style>
    <style:style style:name="P15" style:family="paragraph" style:parent-style-name="Standard" style:list-style-name="">
      <style:paragraph-properties fo:text-align="justify" style:justify-single-word="false"/>
      <style:text-properties style:font-name="Verdana" fo:font-weight="bold" style:font-weight-asian="bold" style:font-name-complex="Arial1"/>
    </style:style>
    <style:style style:name="P1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1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1"/>
    </style:style>
    <style:style style:name="P1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Standard">
      <style:paragraph-properties fo:line-height="150%" fo:text-align="center" style:justify-single-word="false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24" style:family="paragraph" style:parent-style-name="Standard">
      <style:paragraph-properties fo:margin-left="2.251cm" fo:margin-right="0cm" fo:text-align="justify" style:justify-single-word="false" fo:orphans="0" fo:widows="0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5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26" style:family="paragraph" style:parent-style-name="Standard">
      <style:paragraph-properties fo:margin-left="2.251cm" fo:margin-right="0cm" fo:text-indent="-2.251cm" style:auto-text-indent="false"/>
      <style:text-properties style:font-name="Verdana" fo:font-size="9pt" style:font-size-asian="9pt" style:font-name-complex="Verdana1"/>
    </style:style>
    <style:style style:name="P27" style:family="paragraph" style:parent-style-name="Standard">
      <style:paragraph-properties fo:margin-left="3.747cm" fo:margin-right="0cm" fo:text-indent="1.249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28" style:family="paragraph" style:parent-style-name="Standard">
      <style:paragraph-properties fo:margin-left="1.501cm" fo:margin-right="0cm" fo:text-indent="-1.501cm" style:auto-text-indent="false"/>
    </style:style>
    <style:style style:name="P29" style:family="paragraph" style:parent-style-name="Standard">
      <style:paragraph-properties fo:margin-left="1.501cm" fo:margin-right="0cm" fo:text-indent="-1.501cm" style:auto-text-indent="false"/>
      <style:text-properties style:font-name="Verdana" fo:font-size="9pt" style:font-size-asian="9pt" style:font-name-complex="Arial1"/>
    </style:style>
    <style:style style:name="P30" style:family="paragraph" style:parent-style-name="Standard">
      <style:paragraph-properties fo:margin-left="1.501cm" fo:margin-right="0cm" fo:text-indent="-1.501cm" style:auto-text-indent="false">
        <style:tab-stops>
          <style:tab-stop style:position="2cm"/>
        </style:tab-stops>
      </style:paragraph-properties>
      <style:text-properties style:font-name="Verdana" fo:font-size="9pt" style:font-size-asian="9pt" style:font-name-complex="Arial1"/>
    </style:style>
    <style:style style:name="P31" style:family="paragraph" style:parent-style-name="Standard">
      <style:paragraph-properties fo:margin-left="1.501cm" fo:margin-right="0cm" fo:text-indent="-1.501cm" style:auto-text-indent="false"/>
      <style:text-properties fo:color="#0000ff" style:font-name="Verdana" fo:font-size="9pt" style:font-size-asian="9pt" style:font-name-complex="Arial1"/>
    </style:style>
    <style:style style:name="P32" style:family="paragraph" style:parent-style-name="Standard">
      <style:paragraph-properties fo:margin-left="1.501cm" fo:margin-right="0cm" fo:text-indent="-1.501cm" style:auto-text-indent="false"/>
      <style:text-properties fo:color="#0000ff" style:font-name="Verdana" fo:font-size="9pt" style:font-size-asian="9pt" style:font-name-complex="Arial1" style:font-size-complex="12pt"/>
    </style:style>
    <style:style style:name="P33" style:family="paragraph" style:parent-style-name="Standard">
      <style:paragraph-properties fo:margin-left="1.501cm" fo:margin-right="0cm" fo:text-indent="-1.501cm" style:auto-text-indent="false">
        <style:tab-stops>
          <style:tab-stop style:position="-0.751cm"/>
        </style:tab-stops>
      </style:paragraph-properties>
    </style:style>
    <style:style style:name="P34" style:family="paragraph" style:parent-style-name="Standard">
      <style:paragraph-properties fo:margin-left="2.501cm" fo:margin-right="0cm" fo:text-indent="-2.501cm" style:auto-text-indent="false"/>
    </style:style>
    <style:style style:name="P35" style:family="paragraph" style:parent-style-name="Standard">
      <style:paragraph-properties fo:margin-left="0.882cm" fo:margin-right="0cm" fo:text-indent="0cm" style:auto-text-indent="false"/>
      <style:text-properties style:font-name="Verdana" style:font-name-complex="Arial1"/>
    </style:style>
    <style:style style:name="P36" style:family="paragraph" style:parent-style-name="Standard">
      <style:paragraph-properties fo:margin-left="0cm" fo:margin-right="0cm" fo:text-align="justify" style:justify-single-word="false" fo:text-indent="0.882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0.882cm" style:auto-text-indent="false"/>
      <style:text-properties style:font-name="Verdana" style:font-name-complex="Arial1"/>
    </style:style>
    <style:style style:name="P38" style:family="paragraph" style:parent-style-name="Standard">
      <style:paragraph-properties fo:margin-top="0.071cm" fo:margin-bottom="0cm" loext:contextual-spacing="false" fo:text-align="justify" style:justify-single-word="false"/>
      <style:text-properties style:font-name="Verdana" fo:font-size="8pt" style:font-size-asian="8pt" style:font-name-complex="Verdana1"/>
    </style:style>
    <style:style style:name="P39" style:family="paragraph" style:parent-style-name="Header">
      <style:paragraph-properties>
        <style:tab-stops/>
      </style:paragraph-properties>
      <style:text-properties style:font-name="Verdana" style:font-name-complex="Arial1"/>
    </style:style>
    <style:style style:name="P40" style:family="paragraph" style:parent-style-name="Header">
      <style:paragraph-properties fo:text-align="center" style:justify-single-word="false"/>
    </style:style>
    <style:style style:name="P41" style:family="paragraph" style:parent-style-name="Header">
      <style:paragraph-properties>
        <style:tab-stops/>
      </style:paragraph-properties>
    </style:style>
    <style:style style:name="P42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43" style:family="paragraph" style:parent-style-name="Heading_20_9" style:list-style-name="WWNum1"/>
    <style:style style:name="P44" style:family="paragraph" style:parent-style-name="Caption">
      <style:paragraph-properties fo:margin-left="0.751cm" fo:margin-right="0cm" fo:text-indent="-0.751cm" style:auto-text-indent="false"/>
    </style:style>
    <style:style style:name="P45" style:family="paragraph" style:parent-style-name="Caption">
      <style:paragraph-properties fo:margin-left="0cm" fo:margin-right="-0.123cm" fo:text-indent="0cm" style:auto-text-indent="false"/>
    </style:style>
    <style:style style:name="P46" style:family="paragraph" style:parent-style-name="Rientro_20_corpo_20_del_20_testo_20_3">
      <style:paragraph-properties fo:margin-left="0cm" fo:margin-right="0cm" fo:text-indent="0.882cm" style:auto-text-indent="false"/>
    </style:style>
    <style:style style:name="P47" style:family="paragraph" style:parent-style-name="Rientro_20_corpo_20_del_20_testo_20_3">
      <style:paragraph-properties fo:margin-left="0cm" fo:margin-right="0cm" fo:text-indent="0cm" style:auto-text-indent="false"/>
      <style:text-properties fo:font-size="10pt" style:font-size-asian="10pt" style:font-name-complex="Arial1"/>
    </style:style>
    <style:style style:name="P48" style:family="paragraph" style:parent-style-name="Footer">
      <style:paragraph-properties fo:text-align="center" style:justify-single-word="false"/>
    </style:style>
    <style:style style:name="P49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50" style:family="paragraph" style:parent-style-name="Text_20_body_20_indent">
      <style:paragraph-properties fo:margin-left="0cm" fo:margin-right="0cm" fo:text-indent="0.882cm" style:auto-text-indent="false"/>
    </style:style>
    <style:style style:name="P51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0pt" style:font-size-asian="10pt" style:font-name-complex="Arial1"/>
    </style:style>
    <style:style style:name="T2" style:family="text">
      <style:text-properties fo:font-size="8pt" style:font-size-asian="8pt"/>
    </style:style>
    <style:style style:name="T3" style:family="text">
      <style:text-properties fo:font-size="8pt" style:font-size-asian="8pt" style:font-weight-complex="normal"/>
    </style:style>
    <style:style style:name="T4" style:family="text">
      <style:text-properties style:font-name="Verdana" fo:font-size="10pt" style:font-size-asian="10pt" style:font-name-complex="Verdana1"/>
    </style:style>
    <style:style style:name="T5" style:family="text">
      <style:text-properties style:font-name="Verdana" fo:font-size="10pt" style:font-size-asian="10pt" style:font-name-complex="Arial1"/>
    </style:style>
    <style:style style:name="T6" style:family="text">
      <style:text-properties style:font-name="Verdana" fo:font-size="9pt" style:font-size-asian="9pt" style:font-name-complex="Verdana1"/>
    </style:style>
    <style:style style:name="T7" style:family="text">
      <style:text-properties style:font-name="Verdana" fo:font-size="9pt" style:font-size-asian="9pt" style:font-name-complex="Verdana1" style:font-weight-complex="bold"/>
    </style:style>
    <style:style style:name="T8" style:family="text">
      <style:text-properties style:font-name="Verdana" fo:font-size="9pt" style:font-size-asian="9pt" style:font-name-complex="Verdana1" style:font-size-complex="12pt"/>
    </style:style>
    <style:style style:name="T9" style:family="text">
      <style:text-properties style:font-name="Verdana" fo:font-size="9pt" style:font-size-asian="9pt" style:font-name-complex="Arial1"/>
    </style:style>
    <style:style style:name="T10" style:family="text">
      <style:text-properties style:font-name="Verdana" fo:font-size="9pt" fo:font-weight="bold" style:font-size-asian="9pt" style:font-weight-asian="bold" style:font-name-complex="Verdana1"/>
    </style:style>
    <style:style style:name="T11" style:family="text">
      <style:text-properties style:font-name="Verdana" fo:font-size="9pt" fo:font-weight="bold" style:font-size-asian="9pt" style:font-weight-asian="bold" style:font-name-complex="Arial1"/>
    </style:style>
    <style:style style:name="T12" style:family="text">
      <style:text-properties style:font-name="Verdana" fo:font-size="9pt" fo:font-weight="bold" style:font-name-asian="Arial Unicode MS1" style:font-size-asian="9pt" style:font-weight-asian="bold" style:font-name-complex="Verdana1"/>
    </style:style>
    <style:style style:name="T13" style:family="text">
      <style:text-properties style:font-name="Verdana" style:font-name-complex="Verdana1"/>
    </style:style>
    <style:style style:name="T14" style:family="text">
      <style:text-properties style:font-name="Verdana" style:font-name-complex="Verdana1" style:font-size-complex="12pt"/>
    </style:style>
    <style:style style:name="T15" style:family="text">
      <style:text-properties style:font-name="Verdana" fo:font-size="8pt" style:font-size-asian="8pt" style:font-name-complex="Verdana1"/>
    </style:style>
    <style:style style:name="T16" style:family="text">
      <style:text-properties style:font-name="Verdana" fo:font-size="8pt" fo:font-style="normal" fo:font-weight="bold" style:font-size-asian="8pt" style:font-style-asian="normal" style:font-weight-asian="bold" style:font-name-complex="Verdana1" style:font-style-complex="normal"/>
    </style:style>
    <style:style style:name="T17" style:family="text">
      <style:text-properties style:font-name="Verdana" fo:font-weight="bold" style:font-weight-asian="bold" style:font-name-complex="Arial1"/>
    </style:style>
    <style:style style:name="T18" style:family="text">
      <style:text-properties style:font-name="Verdana" fo:font-weight="bold" style:font-weight-asian="bold" style:font-name-complex="Arial1" style:font-weight-complex="bold"/>
    </style:style>
    <style:style style:name="T19" style:family="text">
      <style:text-properties style:font-name="Verdana" fo:font-weight="bold" style:font-weight-asian="bold" style:font-name-complex="Arial1" fo:background-color="#ffff00"/>
    </style:style>
    <style:style style:name="T20" style:family="text">
      <style:text-properties style:font-name="Verdana" style:font-name-complex="Arial1"/>
    </style:style>
    <style:style style:name="T21" style:family="text">
      <style:text-properties style:font-weight-complex="normal"/>
    </style:style>
    <style:style style:name="T22" style:family="text">
      <style:text-properties style:font-name="Arial" style:font-name-complex="Arial1"/>
    </style:style>
    <style:style style:name="T23" style:family="text">
      <style:text-properties style:font-name="Arial" fo:font-size="11pt" fo:font-style="normal" style:font-size-asian="11pt" style:font-style-asian="normal" style:font-name-complex="Arial1" style:font-size-complex="11pt" style:font-style-complex="normal"/>
    </style:style>
    <style:style style:name="T24" style:family="text">
      <style:text-properties style:font-name="Arial" fo:font-size="11pt" fo:font-style="normal" style:text-underline-style="solid" style:text-underline-width="auto" style:text-underline-color="font-color" style:font-size-asian="11pt" style:font-style-asian="normal" style:font-name-complex="Arial1" style:font-size-complex="11pt" style:font-style-complex="normal"/>
    </style:style>
    <style:style style:name="T25" style:family="text">
      <style:text-properties style:font-name="Arial" fo:font-size="11pt" style:font-size-asian="11pt" style:font-name-complex="Arial1" style:font-size-complex="11pt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0000ff" style:font-name="Verdana" fo:font-size="9pt" style:font-size-asian="9pt" style:font-name-complex="Arial1"/>
    </style:style>
    <style:style style:name="T28" style:family="text">
      <style:text-properties fo:color="#000000" style:font-name="Verdana" fo:font-size="9pt" style:rfc-language-tag="es-ES-u-co-trad" fo:language="es" fo:country="ES" fo:font-weight="bold" style:font-size-asian="9pt" style:font-weight-asian="bold" style:font-name-complex="Arial1" style:font-weight-complex="bold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section text:style-name="Sect1" text:name="TextSection">
        <text:p text:style-name="P8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15">Prot. N.</text:span></text:p>
            </table:table-cell>
            <table:table-cell table:style-name="Tabella2.A1" office:value-type="string">
              <text:p text:style-name="Standard"><text:span text:style-name="T15">Rapallo, li data del protocollo</text:span></text:p>
            </table:table-cell>
          </table:table-row>
        </table:table>
        <text:p text:style-name="P8"/>
        <text:p text:style-name="P23"><text:span text:style-name="T22">Prot. ____________NUMERO_PROT.. del _____________</text:span></text:p>
        <text:p text:style-name="P23"><text:span text:style-name="T22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18"><text:span text:style-name="T23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19"><text:span text:style-name="T25">[richiedenti.nominativo;block=tbs:row]</text:span></text:p>
                    <text:p text:style-name="P19"><text:span text:style-name="T25">[richiedenti.indirizzo]</text:span></text:p>
                    <text:p text:style-name="P19"><text:bookmark text:name="__DdeLink__192_1628301876"/><text:span text:style-name="T25">[richiedenti.cap] – [richiedenti.comune] ([richiedenti.prov])</text:span></text:p>
                    <text:p text:style-name="P19"><text:span text:style-name="T24">[richiedenti.pec]</text:span></text:p>
                  </table:table-cell>
                </table:table-row>
              </table:table>
              <text:p text:style-name="P20"/>
            </table:table-cell>
          </table:table-row>
          <table:table-row table:style-name="Tabella4.1">
            <table:table-cell table:style-name="Tabella4.A1" office:value-type="string">
              <text:p text:style-name="P18"><text:span text:style-name="T25">c/o</text:span></text:p>
            </table:table-cell>
            <table:table-cell table:style-name="Tabella4.A1" office:value-type="string">
              <text:p text:style-name="P19"><text:span text:style-name="T25">[progettisti.nominativo;block=tbs:row]</text:span></text:p>
              <text:p text:style-name="P19"><text:span text:style-name="T25">[progettisti.indirizzo]</text:span></text:p>
              <text:p text:style-name="P19"><text:span text:style-name="T25">[progettisti.cap] – [progettisti.comune] ([progettisti.prov])</text:span></text:p>
              <text:p text:style-name="P19"><text:span text:style-name="T24">[progettisti.pec]</text:span></text:p>
            </table:table-cell>
          </table:table-row>
        </table:table>
        <text:p text:style-name="Standard"/>
        <text:p text:style-name="Text_20_body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41"><text:span text:style-name="T10">Oggetto:</text:span></text:p>
            </table:table-cell>
            <table:table-cell table:style-name="Tabella5.B1" office:value-type="string">
              <text:p text:style-name="P24"><text:bookmark-start text:name="__DdeLink__268_3534569567"/><text:span text:style-name="T16">Autorizzazione ad effettuare movimenti di terra in zona sottoposta a Vincolo Idrogeologico</text:span><text:bookmark-end text:name="__DdeLink__268_3534569567"/></text:p>
              <text:p text:style-name="P25"><text:span text:style-name="T10">[oggetto]</text:span></text:p>
              <text:p text:style-name="P41"><text:span text:style-name="T6">In [data_pratica]</text:span></text:p>
              <text:p text:style-name="P26"/>
            </table:table-cell>
          </table:table-row>
        </table:table>
        <text:p text:style-name="P9"/>
        <text:p text:style-name="P27"/>
        <text:p text:style-name="P11"/>
        <text:p text:style-name="P21"><text:span text:style-name="T18">IL DIRIGENTE</text:span></text:p>
        <text:p text:style-name="P12"/>
        <text:p text:style-name="P28"><text:span text:style-name="T11">VISTO</text:span><text:span text:style-name="T9"><text:tab/>il R.D. 30/12/1923 n. 3267 “Riordinamento e riforma della legislazione in materia di boschi e di terreni montani”;</text:span></text:p>
        <text:p text:style-name="P29"/>
        <text:p text:style-name="P28"><text:span text:style-name="T11">VISTO<text:tab/></text:span><text:span text:style-name="T9">il D.P.R. 24/07/1977 n. 616 “Attuazione della delega di cui all'art. 1 della legge 22 luglio 1975, n. 382”;</text:span></text:p>
        <text:p text:style-name="P29"/>
        <text:p text:style-name="P28"><text:span text:style-name="T11">VISTO<text:tab/></text:span><text:span text:style-name="T9">il D.P.R. 06/06/2001 n. 380 “Testo unico delle disposizioni legislative e regolamentari in materia edilizia”</text:span><text:span text:style-name="T27">;</text:span></text:p>
        <text:p text:style-name="P31"/>
        <text:p text:style-name="P33"><text:span text:style-name="T11">VISTA<text:tab/></text:span><text:span text:style-name="T9">la L.R. n. 4/1999 “Norme in materia di foreste e di assetto idrogeologico”;</text:span></text:p>
        <text:p text:style-name="P30"/>
        <text:p text:style-name="P28"><text:span text:style-name="T11">VISTA<text:tab/></text:span><text:span text:style-name="T9">la L.R. n. 18/1999 “Adeguamento delle discipline e conferimento delle funzioni agli enti locali in materia di ambiente, difesa del suolo ed energia”;</text:span></text:p>
        <text:p text:style-name="P29"/>
        <text:p text:style-name="P28"><text:span text:style-name="T11">VISTO<text:tab/></text:span><text:span text:style-name="T9">il D.M. 14/01/08 “Approvazione delle nuove norme tecniche per le costruzioni”;</text:span></text:p>
        <text:p text:style-name="P30"/>
        <text:p text:style-name="P28"><text:span text:style-name="T11">VISTA<text:tab/></text:span><text:span text:style-name="T9">la D.G.R. n. 530/2003 “Individuazione, formazione ed aggiornamento dell'elenco delle zone sismiche dei comuni della Regione Liguria”;</text:span></text:p>
        <text:p text:style-name="P29"/>
        <text:p text:style-name="P28"><text:span text:style-name="T28">VISTA<text:tab/> </text:span><text:span text:style-name="T9">la D.G.R n. 1362 del 19.11.2010 “D.M. 14.01.2008. Norme Tecniche per le Costruzioni.</text:span><text:span text:style-name="T8"> </text:span><text:span text:style-name="T9">Aggiornamento classificazione sismica del territorio della Regione Liguria”</text:span></text:p>
        <text:p text:style-name="P32"/>
        <text:p text:style-name="P34"><text:span text:style-name="T11">ESAMINATA<text:tab/></text:span><text:span text:style-name="T9">l’istanza di cui all’oggetto, concernente l’autorizzazione ad effettuare movimenti di terreno in zona vincolata </text:span></text:p>
        <text:h text:style-name="P10" text:outline-level="1"/>
        <text:h text:style-name="P5" text:outline-level="1"><text:span text:style-name="T17">AUTORIZZA </text:span><text:span text:style-name="T19">IN SANATORIA</text:span></text:h>
        <text:p text:style-name="P13"/>
        <text:p text:style-name="Standard"><text:span text:style-name="T20">ai sensi della L.R. n. 4/1999, la realizzazione dei lavori in oggetto secondo gli elaborati, allegati alla presente autorizzazione quale parte integrante e sostanziale:</text:span></text:p>
        <text:p text:style-name="P11"/>
        <text:list xml:id="list3843036669" text:style-name="WWNum2">
          <text:list-item>
            <text:p text:style-name="P2"/>
          </text:list-item>
        </text:list>
        <text:p text:style-name="P1"/>
        <text:h text:style-name="P5" text:outline-level="1"><text:span text:style-name="T17">ALLE SEGUENTI CONDIZIONI:</text:span></text:h>
        <text:h text:style-name="P14" text:outline-level="1"/>
        <text:h text:style-name="P15" text:outline-level="1"/>
        <text:p text:style-name="P22"><text:span text:style-name="T20">mantenimento di tutte le possibili provvidenze per l'ottimale regimazione delle acque superficiali e profonde, a tal proposito in relazione allo schema di allontanamento delle acque dovrà essere ottenuta autorizzazione dalla Provincia di Genova allo scarico delle acque bianche nel Rio ……………..;</text:span></text:p>
        <text:p text:style-name="P39"/>
        <text:p text:style-name="P35"/>
        <text:p text:style-name="P35"/>
        <text:p text:style-name="P36"><text:span text:style-name="T20">Il richiedente sarà ritenuto responsabile di ogni inadempienza a quanto sopra prescritto e di tutti i danni che possono derivare a persone, animali e cose in conseguenza dell'esecuzione dei lavori in argomento.</text:span></text:p>
        <text:p text:style-name="P37"/>
        <text:p text:style-name="P46"><text:span text:style-name="T1">L'inosservanza anche parziale di una sola delle predette condizioni comporterà l’immediata sospensione dei lavori, la revoca della presente autorizzazione e l'applicazione delle sanzioni previste dalla legge.</text:span></text:p>
        <text:p text:style-name="P47"/>
        <text:p text:style-name="P50"><text:span text:style-name="T5">La presente autorizzazione viene rilasciata ai soli fini della tutela del vincolo idrogeologico, fatti salvi i diritti dei terzi ed ogni altra autorizzazione e/o concessione, specie nei riguardi degli obblighi ai fini urbanistici, territoriali, paesistici e inerenti le acque pubbliche.</text:span></text:p>
        <text:p text:style-name="P17"/>
        <text:p text:style-name="P16"><text:soft-page-break/></text:p>
        <text:p text:style-name="P16"/>
        <text:p text:style-name="P16"/>
        <text:p text:style-name="P16"/>
        <text:p text:style-name="P4"><text:span text:style-name="T13">IL DIRIGENTE</text:span></text:p>
        <text:p text:style-name="P4"><text:span text:style-name="T13">LA</text:span><text:span text:style-name="T14"> </text:span><text:span text:style-name="T13">RIPARTIZIONE VII </text:span></text:p>
        <text:p text:style-name="P4"><text:span text:style-name="T13">GESTIONE DEL TERRITORIO</text:span></text:p>
        <text:p text:style-name="P4"><text:span text:style-name="T13">Ing. Giorgio Ottonello</text:span></text:p>
        <text:p text:style-name="P38"/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provv_5f_r0" style:display-name="provv_r0" style:family="paragraph" style:parent-style-name="Standard" style:default-outline-level="">
      <style:paragraph-properties fo:margin-top="0.176cm" fo:margin-bottom="0.176cm" loext:contextual-spacing="false" fo:text-align="justify" style:justify-single-word="false"/>
      <style:text-properties style:font-name="Arial Unicode MS" fo:font-family="'Arial Unicode MS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testo" style:family="paragraph" style:parent-style-name="Standard" style:default-outline-level="">
      <style:paragraph-properties fo:margin-left="1.501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Rientro_20_normale" style:display-name="Rientro normale" style:family="paragraph" style:parent-style-name="Standard" style:default-outline-level="">
      <style:paragraph-properties fo:margin-left="1.249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Testo_20_fumetto" style:display-name="Testo fumetto" style:family="paragraph" style:parent-style-name="Standard" style:default-outline-level="">
      <style:paragraph-properties fo:margin-top="0cm" fo:margin-bottom="0.212cm" loext:contextual-spacing="false" fo:text-align="justify" style:justify-single-word="false" style:punctuation-wrap="hanging" style:vertical-align="baselin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Standard" style:default-outline-level="">
      <style:paragraph-properties fo:margin-left="0.751cm" fo:margin-right="0cm" fo:line-height="150%" fo:text-align="justify" style:justify-single-word="false" fo:text-indent="0cm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4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0" style:family="text"/>
    <style:style style:name="WW8Num20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line-through-style="none" style:text-line-through-type="none" style:text-underline-style="none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46.127cm" fo:margin-left="-0.123cm" fo:margin-top="0cm" fo:margin-bottom="0cm" table:align="left" style:writing-mode="lr-tb"/>
    </style:style>
    <style:style style:name="Tabella1.A" style:family="table-column">
      <style:table-column-properties style:column-width="2.623cm"/>
    </style:style>
    <style:style style:name="Tabella1.B" style:family="table-column">
      <style:table-column-properties style:column-width="14.503cm"/>
    </style:style>
    <style:style style:name="Tabella1.D" style:family="table-column">
      <style:table-column-properties style:column-width="14.496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MP7" style:family="paragraph" style:parent-style-name="Standard">
      <style:paragraph-properties style:snap-to-layout-gri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>
      <loext:graphic-properties draw:fill="solid" draw:fill-color="#a0a0a0"/>
      <style:paragraph-properties fo:text-align="start"/>
      <style:text-properties fo:font-size="18pt"/>
    </style:style>
    <style:style style:name="MP10" style:family="paragraph" style:parent-style-name="Footer">
      <style:paragraph-properties fo:text-align="center" style:justify-single-word="false"/>
    </style:style>
    <style:style style:name="MP11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76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33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 table:number-columns-repeated="2"/>
          <table:table-column table:style-name="Tabella1.D"/>
          <table:table-row table:style-name="Tabella1.1">
            <table:table-cell table:style-name="Tabella1.A1" office:value-type="string">
              <text:p text:style-name="MP1"><draw:frame draw:style-name="Mfr1" draw:name="Immagine1" text:anchor-type="as-char" svg:width="2.268cm" svg:height="2.268cm" draw:z-index="0"><draw:image xlink:href="Pictures/100000000000020000000200C3705F521C8227EF.png" xlink:type="simple" xlink:show="embed" xlink:actuate="onLoad" loext:mime-type="image/pn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3024478915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ella1.A1" office:value-type="string">
              <text:p text:style-name="MP6"/>
            </table:table-cell>
            <table:table-cell table:style-name="Tabella1.A1" office:value-type="string">
              <text:p text:style-name="MP7"/>
            </table:table-cell>
          </table:table-row>
        </table:table>
        <text:p text:style-name="MP8"><draw:custom-shape text:anchor-type="as-char" draw:z-index="1" draw:style-name="Mgr1" draw:text-style-name="MP9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0"><text:span text:style-name="Page_20_Number"><text:span text:style-name="MT5">Gestione del Territorio – Sportello Unico per l’Edilizia (SUE)</text:span></text:span></text:p>
        <text:p text:style-name="MP10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10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1"><text:span text:style-name="Page_20_Number"/></text:p>
        <text:p text:style-name="MP10"><text:span text:style-name="Page_20_Number"><text:span text:style-name="MT5">pagina </text:span></text:span><text:span text:style-name="Page_20_Number"><text:span text:style-name="MT5"><text:page-number text:select-page="current">2</text:page-number></text:span></text:span><text:span text:style-name="Page_20_Number"><text:span text:style-name="MT5"><text:s/>di </text:span></text:span><text:span text:style-name="Page_20_Number"><text:span text:style-name="MT5"><text:page-count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08:49:00</meta:creation-date>
    <meta:initial-creator>Ferdinando</meta:initial-creator>
    <dc:language>it-IT</dc:language>
    <meta:print-date>2008-06-19T20:22:00</meta:print-date>
    <dc:date>2019-02-19T10:43:54</dc:date>
    <meta:editing-cycles>11</meta:editing-cycles>
    <dc:title>Rif</dc:title>
    <meta:editing-duration>PT23M</meta:editing-duration>
    <meta:generator>LibreOffice/6.0.7.3$Linux_X86_64 LibreOffice_project/00m0$Build-3</meta:generator>
    <meta:document-statistic meta:table-count="5" meta:image-count="1" meta:object-count="0" meta:page-count="2" meta:paragraph-count="50" meta:word-count="436" meta:character-count="3307" meta:non-whitespace-character-count="2903"/>
    <meta:template xlink:type="simple" xlink:actuate="onRequest" xlink:title="Lettera Tipo Rip VII EDPRIV 230608.dot_x0000_" xlink:href=""/>
  </office:meta>
</office:document-meta>
</file>